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NOSAMS-23817b">
            <text:p>NOSAMS-23817b</text:p>
          </table:table-cell>
          <table:table-cell office:value-type="float" office:value="71.0673">
            <text:p>71.0673</text:p>
          </table:table-cell>
          <table:table-cell office:value-type="float" office:value="24.09">
            <text:p>24.09</text:p>
          </table:table-cell>
          <table:table-cell office:value-type="float" office:value="4620.0">
            <text:p>4620.0</text:p>
          </table:table-cell>
          <table:table-cell office:value-type="float" office:value="20.0">
            <text:p>20.0</text:p>
          </table:table-cell>
          <table:table-cell office:value-type="string" office:value="woody macrofossils">
            <text:p>woody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04">
            <text:p>6.04</text:p>
          </table:table-cell>
          <table:table-cell office:value-type="float" office:value="1.23">
            <text:p>1.23</text:p>
          </table:table-cell>
          <table:table-cell office:value-type="float" office:value="1.2344130558961546">
            <text:p>1.2344130558961546</text:p>
          </table:table-cell>
          <table:table-cell office:value-type="string" office:value="Rickerich2018,CreelEtal2022">
            <text:p>Rickerich2018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Ua-7695">
            <text:p>TUa-7695</text:p>
          </table:table-cell>
          <table:table-cell office:value-type="float" office:value="70.9967">
            <text:p>70.9967</text:p>
          </table:table-cell>
          <table:table-cell office:value-type="float" office:value="23.94">
            <text:p>23.94</text:p>
          </table:table-cell>
          <table:table-cell office:value-type="float" office:value="9624.0">
            <text:p>9624.0</text:p>
          </table:table-cell>
          <table:table-cell office:value-type="float" office:value="48.0">
            <text:p>48.0</text:p>
          </table:table-cell>
          <table:table-cell office:value-type="string" office:value="salix herbacea leaves drepanocladus stems">
            <text:p>salix herbacea leaves drepanocladus stem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3">
            <text:p>5.3</text:p>
          </table:table-cell>
          <table:table-cell office:value-type="float" office:value="1.24">
            <text:p>1.24</text:p>
          </table:table-cell>
          <table:table-cell office:value-type="float" office:value="1.240016760897104">
            <text:p>1.240016760897104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Ua-7694">
            <text:p>TUa-7694</text:p>
          </table:table-cell>
          <table:table-cell office:value-type="float" office:value="70.9967">
            <text:p>70.9967</text:p>
          </table:table-cell>
          <table:table-cell office:value-type="float" office:value="23.94">
            <text:p>23.94</text:p>
          </table:table-cell>
          <table:table-cell office:value-type="float" office:value="7123.0">
            <text:p>7123.0</text:p>
          </table:table-cell>
          <table:table-cell office:value-type="float" office:value="41.0">
            <text:p>41.0</text:p>
          </table:table-cell>
          <table:table-cell office:value-type="string" office:value="empetrum nigrum leaves other fragments of terr. plants">
            <text:p>empetrum nigrum leaves other fragments of terr. pla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3">
            <text:p>5.3</text:p>
          </table:table-cell>
          <table:table-cell office:value-type="float" office:value="1.24">
            <text:p>1.24</text:p>
          </table:table-cell>
          <table:table-cell office:value-type="float" office:value="1.240016760897104">
            <text:p>1.240016760897104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Ua-7692">
            <text:p>TUa-7692</text:p>
          </table:table-cell>
          <table:table-cell office:value-type="float" office:value="70.9967">
            <text:p>70.9967</text:p>
          </table:table-cell>
          <table:table-cell office:value-type="float" office:value="23.94">
            <text:p>23.94</text:p>
          </table:table-cell>
          <table:table-cell office:value-type="float" office:value="4460.0">
            <text:p>4460.0</text:p>
          </table:table-cell>
          <table:table-cell office:value-type="float" office:value="37.0">
            <text:p>37.0</text:p>
          </table:table-cell>
          <table:table-cell office:value-type="string" office:value="enpetrum nigrum leaves salix herbacea leaves">
            <text:p>enpetrum nigrum leaves salix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3">
            <text:p>5.3</text:p>
          </table:table-cell>
          <table:table-cell office:value-type="float" office:value="1.24">
            <text:p>1.24</text:p>
          </table:table-cell>
          <table:table-cell office:value-type="float" office:value="1.240016760897104">
            <text:p>1.240016760897104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Ua-7697">
            <text:p>TUa-7697</text:p>
          </table:table-cell>
          <table:table-cell office:value-type="float" office:value="70.9967">
            <text:p>70.9967</text:p>
          </table:table-cell>
          <table:table-cell office:value-type="float" office:value="23.94">
            <text:p>23.94</text:p>
          </table:table-cell>
          <table:table-cell office:value-type="float" office:value="9838.0">
            <text:p>9838.0</text:p>
          </table:table-cell>
          <table:table-cell office:value-type="float" office:value="55.0">
            <text:p>55.0</text:p>
          </table:table-cell>
          <table:table-cell office:value-type="string" office:value="Numerous Salix herbacea leaves some ericaceae leaves">
            <text:p>Numerous Salix herbacea leaves some ericaceae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86">
            <text:p>5.86</text:p>
          </table:table-cell>
          <table:table-cell office:value-type="float" office:value="1.24">
            <text:p>1.24</text:p>
          </table:table-cell>
          <table:table-cell office:value-type="float" office:value="1.240016760897104">
            <text:p>1.240016760897104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Ua-7696">
            <text:p>TUa-7696</text:p>
          </table:table-cell>
          <table:table-cell office:value-type="float" office:value="70.9967">
            <text:p>70.9967</text:p>
          </table:table-cell>
          <table:table-cell office:value-type="float" office:value="23.94">
            <text:p>23.94</text:p>
          </table:table-cell>
          <table:table-cell office:value-type="float" office:value="9838.0">
            <text:p>9838.0</text:p>
          </table:table-cell>
          <table:table-cell office:value-type="float" office:value="55.0">
            <text:p>55.0</text:p>
          </table:table-cell>
          <table:table-cell office:value-type="string" office:value="Drepanocladus leaved stems">
            <text:p>Drepanocladus leaved stem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86">
            <text:p>5.86</text:p>
          </table:table-cell>
          <table:table-cell office:value-type="float" office:value="1.24">
            <text:p>1.24</text:p>
          </table:table-cell>
          <table:table-cell office:value-type="float" office:value="1.240016760897104">
            <text:p>1.240016760897104</text:p>
          </table:table-cell>
          <table:table-cell office:value-type="string" office:value="RomundsetEtal2011,CreelEtal2022">
            <text:p>RomundsetEtal2011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-185">
            <text:p>T-185</text:p>
          </table:table-cell>
          <table:table-cell office:value-type="float" office:value="71.079">
            <text:p>71.079</text:p>
          </table:table-cell>
          <table:table-cell office:value-type="float" office:value="24.06">
            <text:p>24.06</text:p>
          </table:table-cell>
          <table:table-cell office:value-type="float" office:value="6350.0">
            <text:p>6350.0</text:p>
          </table:table-cell>
          <table:table-cell office:value-type="float" office:value="150.0">
            <text:p>150.0</text:p>
          </table:table-cell>
          <table:table-cell office:value-type="string" office:value="pinus">
            <text:p>pin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7.76">
            <text:p>7.76</text:p>
          </table:table-cell>
          <table:table-cell office:value-type="float" office:value="1.14">
            <text:p>1.14</text:p>
          </table:table-cell>
          <table:table-cell office:value-type="float" office:value="1.1375893869205558">
            <text:p>1.1375893869205558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T-186">
            <text:p>T-186</text:p>
          </table:table-cell>
          <table:table-cell office:value-type="float" office:value="71.0579">
            <text:p>71.0579</text:p>
          </table:table-cell>
          <table:table-cell office:value-type="float" office:value="23.987812">
            <text:p>23.987812</text:p>
          </table:table-cell>
          <table:table-cell office:value-type="float" office:value="4100.0">
            <text:p>4100.0</text:p>
          </table:table-cell>
          <table:table-cell office:value-type="float" office:value="100.0">
            <text:p>10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.34">
            <text:p>5.34</text:p>
          </table:table-cell>
          <table:table-cell office:value-type="float" office:value="1.14">
            <text:p>1.14</text:p>
          </table:table-cell>
          <table:table-cell office:value-type="float" office:value="1.137197453206188">
            <text:p>1.137197453206188</text:p>
          </table:table-cell>
          <table:table-cell office:value-type="string" office:value="Marthinussen1962,CreelEtal2022">
            <text:p>Marthinussen1962,CreelEtal2022</text:p>
          </table:table-cell>
        </table:table-row>
        <table:table-row>
          <table:table-cell office:value-type="string" office:value="Gunnarnes">
            <text:p>Gunnarnes</text:p>
          </table:table-cell>
          <table:table-cell office:value-type="string" office:value="radiocarbon">
            <text:p>radiocarbon</text:p>
          </table:table-cell>
          <table:table-cell office:value-type="string" office:value="NOSAMS-23817a">
            <text:p>NOSAMS-23817a</text:p>
          </table:table-cell>
          <table:table-cell office:value-type="float" office:value="71.0673">
            <text:p>71.0673</text:p>
          </table:table-cell>
          <table:table-cell office:value-type="float" office:value="24.09">
            <text:p>24.09</text:p>
          </table:table-cell>
          <table:table-cell office:value-type="float" office:value="6720.0">
            <text:p>6720.0</text:p>
          </table:table-cell>
          <table:table-cell office:value-type="float" office:value="30.0">
            <text:p>30.0</text:p>
          </table:table-cell>
          <table:table-cell office:value-type="string" office:value="woody macrofossils">
            <text:p>woody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04">
            <text:p>6.04</text:p>
          </table:table-cell>
          <table:table-cell office:value-type="float" office:value="1.23">
            <text:p>1.23</text:p>
          </table:table-cell>
          <table:table-cell office:value-type="float" office:value="1.2344130558961546">
            <text:p>1.2344130558961546</text:p>
          </table:table-cell>
          <table:table-cell office:value-type="string" office:value="Rickerich2018,CreelEtal2022">
            <text:p>Rickerich2018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